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fb3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fb3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fb3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fb3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fb3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fb3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fb3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fb3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fb3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fb3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fb3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fb3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fb3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fb3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fb3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fb3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fb3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amuel Antonio Jesús Serrano Garcí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7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199693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ruz Elena Chirinos de Garcí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468384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4.0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3" meta:non-whitespace-character-count="1004"/>
    <meta:template xlink:type="simple" xlink:actuate="onRequest" xlink:title="Normal" xlink:href=""/>
  </office:meta>
</office:document-meta>
</file>